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326cm"/>
    </style:style>
    <style:style style:name="gr2" style:family="graphic" style:parent-style-name="standard">
      <style:graphic-properties svg:stroke-color="#aecf00" draw:fill-color="#aecf00" draw:textarea-horizontal-align="justify" draw:textarea-vertical-align="middle" draw:auto-grow-height="false" fo:min-height="2.163cm" fo:min-width="4.326cm"/>
    </style:style>
    <style:style style:name="gr3" style:family="graphic" style:parent-style-name="standard">
      <style:graphic-properties svg:stroke-color="#9999ff" draw:fill-color="#9999ff" draw:textarea-horizontal-align="justify" draw:textarea-vertical-align="middle" draw:auto-grow-height="false" fo:min-height="2.163cm" fo:min-width="4.326cm"/>
    </style:style>
    <style:style style:name="gr4" style:family="graphic" style:parent-style-name="standard">
      <style:graphic-properties svg:stroke-color="#ffccff" draw:fill-color="#ffccff" draw:textarea-horizontal-align="justify" draw:textarea-vertical-align="middle" draw:auto-grow-height="false" fo:min-height="2.163cm" fo:min-width="4.326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3cm" fo:min-width="1.278cm"/>
    </style:style>
    <style:style style:name="gr7" style:family="graphic" style:parent-style-name="standard">
      <style:graphic-properties svg:stroke-color="#cfe7f5" draw:fill-color="#cfe7f5" draw:textarea-horizontal-align="justify" draw:textarea-vertical-align="middle" draw:auto-grow-height="false" fo:min-height="2.163cm" fo:min-width="4.326cm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aecf00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-color="#ffcc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style:text-properties fo:font-size="12pt" style:font-size-asian="8pt" style:font-size-complex="8pt"/>
    </style:style>
    <style:style style:name="P8" style:family="paragraph">
      <loext:graphic-properties draw:fill="none" draw:fill-color="#ffffff"/>
      <style:text-properties fo:font-size="12pt" style:font-size-asian="8pt" style:font-size-complex="8pt"/>
    </style:style>
    <style:style style:name="T1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26cm" svg:height="2.413cm" svg:x="1cm" svg:y="6.08cm">
          <text:p text:style-name="P1">build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26cm" svg:height="2.413cm" svg:x="6.461cm" svg:y="6.08cm">
          <text:p text:style-name="P1">unittest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826cm" svg:height="2.413cm" svg:x="12.003cm" svg:y="6.08cm">
          <text:p text:style-name="P1">docker build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826cm" svg:height="2.413cm" svg:x="17.58cm" svg:y="6.08cm">
          <text:p text:style-name="P1">docker push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826cm" svg:y1="7.286cm" svg:x2="6.461cm" svg:y2="7.286cm" draw:start-shape="id1" draw:start-glue-point="1" draw:end-shape="id2" svg:d="M5826 7286h635" svg:viewBox="0 0 636 1">
          <text:p/>
        </draw:connector>
        <draw:custom-shape draw:style-name="gr6" draw:text-style-name="P1" xml:id="id4" draw:id="id4" draw:layer="layout" svg:width="3.556cm" svg:height="2.159cm" svg:x="21.193cm" svg:y="10.525cm">
          <text:p text:style-name="P1">failu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7" draw:id="id7" draw:layer="layout" svg:width="3.556cm" svg:height="2.159cm" svg:x="29.067cm" svg:y="6.207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11.287cm" svg:y1="7.286cm" svg:x2="12.003cm" svg:y2="7.286cm" draw:start-shape="id2" draw:start-glue-point="1" draw:end-shape="id3" draw:end-glue-point="3" svg:d="M11287 7286h716" svg:viewBox="0 0 717 1">
          <text:p/>
        </draw:connector>
        <draw:connector draw:style-name="gr5" draw:text-style-name="P5" draw:layer="layout" draw:line-skew="-4.826cm" svg:x1="11.287cm" svg:y1="7.286cm" svg:x2="21.193cm" svg:y2="11.605cm" draw:start-shape="id2" draw:start-glue-point="1" draw:end-shape="id4" draw:end-glue-point="5" svg:d="M11287 7286h127v4319h9779" svg:viewBox="0 0 9907 4320">
          <text:p/>
        </draw:connector>
        <draw:custom-shape draw:style-name="gr7" draw:text-style-name="P6" xml:id="id6" draw:id="id6" draw:layer="layout" svg:width="4.826cm" svg:height="2.413cm" svg:x="23.579cm" svg:y="6.08cm">
          <text:p text:style-name="P1">trigger</text:p>
          <text:p text:style-name="P1">systemtests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line-skew="-2.009cm" svg:x1="16.829cm" svg:y1="7.286cm" svg:x2="21.193cm" svg:y2="11.604cm" draw:start-shape="id3" draw:start-glue-point="1" draw:end-shape="id4" svg:d="M16829 7286h173v4318h4191" svg:viewBox="0 0 4365 4319">
          <text:p/>
        </draw:connector>
        <draw:connector draw:style-name="gr5" draw:text-style-name="P5" draw:layer="layout" svg:x1="16.829cm" svg:y1="7.286cm" svg:x2="17.58cm" svg:y2="7.286cm" draw:start-shape="id3" draw:start-glue-point="1" draw:end-shape="id5" draw:end-glue-point="3" svg:d="M16829 7286h751" svg:viewBox="0 0 752 1">
          <text:p/>
        </draw:connector>
        <draw:connector draw:style-name="gr5" draw:text-style-name="P5" draw:layer="layout" svg:x1="22.406cm" svg:y1="7.286cm" svg:x2="23.579cm" svg:y2="7.286cm" draw:start-shape="id5" draw:start-glue-point="1" draw:end-shape="id6" draw:end-glue-point="3" svg:d="M22406 7286h1173" svg:viewBox="0 0 1174 1">
          <text:p/>
        </draw:connector>
        <draw:connector draw:style-name="gr5" draw:text-style-name="P5" draw:layer="layout" svg:x1="22.406cm" svg:y1="7.286cm" svg:x2="22.971cm" svg:y2="10.525cm" draw:start-shape="id5" draw:start-glue-point="1" draw:end-shape="id4" draw:end-glue-point="4" svg:d="M22406 7286h565v3239" svg:viewBox="0 0 566 3240">
          <text:p/>
        </draw:connector>
        <draw:connector draw:style-name="gr5" draw:text-style-name="P5" draw:layer="layout" svg:x1="28.405cm" svg:y1="7.286cm" svg:x2="29.067cm" svg:y2="7.287cm" draw:start-shape="id6" draw:start-glue-point="1" draw:end-shape="id7" draw:end-glue-point="5" svg:d="M28405 7286h331v1h331" svg:viewBox="0 0 663 2">
          <text:p/>
        </draw:connector>
        <draw:frame draw:style-name="gr8" draw:text-style-name="P8" draw:layer="layout" svg:width="2.794cm" svg:height="1.199cm" svg:x="11.414cm" svg:y="10.017cm">
          <draw:text-box>
            <text:p text:style-name="P7"><text:span text:style-name="T1">If test failures</text:span></text:p>
          </draw:text-box>
        </draw:frame>
        <draw:connector draw:style-name="gr5" draw:text-style-name="P5" draw:layer="layout" draw:line-skew="-7.557cm" svg:x1="5.826cm" svg:y1="7.286cm" svg:x2="21.193cm" svg:y2="11.605cm" draw:start-shape="id1" draw:start-glue-point="1" draw:end-shape="id4" draw:end-glue-point="5" svg:d="M5826 7286h127v4319h15240" svg:viewBox="0 0 15368 4320">
          <text:p/>
        </draw:connector>
        <draw:frame draw:style-name="gr8" draw:text-style-name="P8" draw:layer="layout" svg:width="2.794cm" svg:height="1.199cm" svg:x="5.953cm" svg:y="9.89cm">
          <draw:text-box>
            <text:p text:style-name="P7"><text:span text:style-name="T1">If build failure</text:span></text:p>
          </draw:text-box>
        </draw:frame>
        <draw:frame draw:style-name="gr8" draw:text-style-name="P8" draw:layer="layout" svg:width="2.794cm" svg:height="1.199cm" svg:x="17.002cm" svg:y="9.89cm">
          <draw:text-box>
            <text:p text:style-name="P7"><text:span text:style-name="T1">If build failure</text:span></text:p>
          </draw:text-box>
        </draw:frame>
        <draw:frame draw:style-name="gr8" draw:text-style-name="P8" draw:layer="layout" svg:width="2.794cm" svg:height="1.199cm" svg:x="22.971cm" svg:y="9.128cm">
          <draw:text-box>
            <text:p text:style-name="P7"><text:span text:style-name="T1">If push fail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.541cm" fo:page-height="18.4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1:18:07.661580043</meta:creation-date>
    <dc:date>2017-01-09T11:32:41.624428867</dc:date>
    <meta:editing-duration>PT14M30S</meta:editing-duration>
    <meta:editing-cycles>12</meta:editing-cycles>
    <meta:generator>LibreOffice/5.2.3.3$Linux_X86_64 LibreOffice_project/20$Build-3</meta:generator>
    <meta:document-statistic meta:object-count="20"/>
  </office:meta>
</office:document-meta>
</file>